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text-properties officeooo:rsid="000552c6" officeooo:paragraph-rsid="000552c6"/>
    </style:style>
    <style:style style:name="P2" style:family="paragraph" style:parent-style-name="Standard">
      <style:text-properties officeooo:rsid="000552c6" officeooo:paragraph-rsid="000552c6"/>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paragraph-properties fo:margin-left="0in" fo:margin-right="0in" fo:text-indent="0in" style:auto-text-indent="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asuries-3-2-2026</text:p>
      <text:p text:style-name="P2"/>
      <text:h text:style-name="P1" text:outline-level="3">At Auction (Primary Market - New Issues)</text:h>
      <text:list text:style-name="L1">
        <text:list-item>
          <text:p text:style-name="P4"><text:span text:style-name="Strong_20_Emphasis">Schwab</text:span>: $0 commission for online purchases of Treasuries (bills, notes, bonds, TIPS) at auction. No additional markups or concessions that reduce your yield—the auction-determined yield is what you get, with no visible fees deducted. </text:p>
        </text:list-item>
        <text:list-item>
          <text:p text:style-name="P4"><text:span text:style-name="Strong_20_Emphasis">IBKR</text:span>: Does <text:span text:style-name="Strong_20_Emphasis">not</text:span> offer direct access to Treasury auctions for buying new issues (original issuance of bills, notes, bonds, or TIPS). You can only buy Treasuries in the <text:span text:style-name="Strong_20_Emphasis">secondary market</text:span> after they've started trading.</text:p>
          <text:list>
            <text:list-item>
              <text:p text:style-name="P3">If you're specifically looking to participate in auctions (e.g., noncompetitive bids for guaranteed allocation or competitive for potential edge), Schwab (or other brokers like Fidelity/Vanguard) wins outright because IBKR doesn't support it. </text:p>
            </text:list-item>
          </text:list>
        </text:list-item>
      </text:list>
      <text:h text:style-name="Heading_20_3" text:outline-level="3">In the Secondary Market (Buying/Selling Existing Treasuries)</text:h>
      <text:list text:style-name="L2">
        <text:list-item>
          <text:p text:style-name="P6"><text:span text:style-name="Strong_20_Emphasis">Schwab</text:span>: $0 commission for Treasuries (online trades). Any cost comes from the natural bid-ask spread (very tight for Treasuries, often 1-2 basis points or less on on-the-run issues). Schwab may act as principal with a small markup embedded in quotes, but it's minimal and often not noticeable for typical trades. </text:p>
        </text:list-item>
        <text:list-item>
          <text:p text:style-name="P6"><text:span text:style-name="Strong_20_Emphasis">IBKR</text:span>: Charges a low but explicit commission:</text:p>
          <text:list>
            <text:list-item>
              <text:p text:style-name="P6">0.002% (0.2 basis points) of face value for the first $1,000,000, with a $5 minimum per trade. </text:p>
            </text:list-item>
            <text:list-item>
              <text:p text:style-name="P6">Additional face value over $1M: 0.0001% (0.01 bps). </text:p>
            </text:list-item>
            <text:list-item>
              <text:p text:style-name="P6">Example: For a $100,000 face value Treasury trade → ~$20 commission (but minimum $5 applies for smaller trades). </text:p>
            </text:list-item>
            <text:list-item>
              <text:p text:style-name="P6">For very large trades (e.g., millions in face value), IBKR's tiered rate becomes extremely low, making it cheaper than any potential spread/markup elsewhere. </text:p>
            </text:list-item>
          </text:list>
        </text:list-item>
        <text:list-item>
          <text:p text:style-name="P5">Result: For trades under ~$250,000–$500,000 (where the $5 min dominates), Schwab is cheaper (effectively $0 vs. $5+). For massive institutional-sized trades, IBKR pulls ahead. </text:p>
        </text:list-item>
      </text:list>
      <text:h text:style-name="Heading_20_3" text:outline-level="3">Other Cost Considerations</text:h>
      <text:list text:style-name="L3">
        <text:list-item>
          <text:p text:style-name="P8"><text:span text:style-name="Strong_20_Emphasis">Overall for typical users</text:span> (e.g., retail investors, laddering T-bills/notes, amounts from $10k–$500k): Schwab is cheaper and simpler—no commissions at auction or secondary, easier interface for auctions, and no minimums eating into small trades. </text:p>
        </text:list-item>
        <text:list-item>
          <text:p text:style-name="P8"><text:span text:style-name="Strong_20_Emphasis">IBKR advantages</text:span>: Better for advanced/global traders (wider bond access including international, tighter execution in secondary, low margin rates if you borrow). But for pure US Treasuries cost, it's not the winner unless you're trading huge volumes. </text:p>
        </text:list-item>
        <text:list-item>
          <text:p text:style-name="P7"><text:span text:style-name="Strong_20_Emphasis">No hidden gotchas</text:span>: Neither adds major hidden fees for Treasuries (e.g., no high custody/account fees). Both have $0 for most online equity/ETF trades too, but Treasuries are a fixed-income specialty. </text:p>
        </text:list-item>
      </text:list>
      <text:h text:style-name="Heading_20_3" text:outline-level="3"><text:soft-page-break/>Bottom Line</text:h>
      <text:list text:style-name="L4">
        <text:list-item>
          <text:p text:style-name="P10"><text:span text:style-name="Strong_20_Emphasis">Choose Schwab</text:span> if your focus is US Treasuries (especially auctions or smaller/medium trades)—it's effectively free and more straightforward. </text:p>
        </text:list-item>
        <text:list-item>
          <text:p text:style-name="P9"><text:span text:style-name="Strong_20_Emphasis">Choose IBKR</text:span> only if you need secondary market liquidity, global bonds, or trade very large positions where the low bps rate saves money. </text:p>
        </text:list-item>
      </text:list>
      <text:p text:style-name="P11">If your typical trade size, whether you prioritize auctions vs. secondary, or any other details (e.g., holding to maturity or frequent trading), let me know for a more personalized tak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8T19:42:43.030621722</meta:creation-date>
    <dc:date>2026-02-28T19:43:28.827867153</dc:date>
    <meta:editing-duration>PT45S</meta:editing-duration>
    <meta:editing-cycles>1</meta:editing-cycles>
    <meta:document-statistic meta:table-count="0" meta:image-count="0" meta:object-count="0" meta:page-count="2" meta:paragraph-count="21" meta:word-count="457" meta:character-count="2969" meta:non-whitespace-character-count="2540"/>
    <meta:generator>LibreOffice/7.6.7.2$MacOSX_AARCH64 LibreOffice_project/dd47e4b30cb7dab30588d6c79c651f218165e3c5</meta:generator>
  </office:meta>
</office:document-meta>
</file>